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35cm" fo:min-width="2.3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782cm" fo:min-width="4.26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3.9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3.62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3.94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botto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botto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54cm" svg:x="2.905cm" svg:y="3.222cm">
          <text:p text:style-name="P1">CVA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8cm" svg:height="3.175cm" svg:x="13.7cm" svg:y="8.62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763cm" svg:height="6.032cm" svg:x="3.222cm" svg:y="18.145cm">
          <text:p text:style-name="P1">Dashboard</text:p>
          <text:p text:style-name="P1">web-U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223cm" svg:x="12.747cm" svg:y="3.222cm">
          <text:p text:style-name="P1">MongoExpress</text:p>
          <text:p text:style-name="P1">web-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54cm" svg:x="2.905cm" svg:y="9.255cm">
          <text:p text:style-name="P1">CVAT_COM</text:p>
          <text:p text:style-name="P1">(Annotations</text:p>
          <text:p text:style-name="P1">class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27cm" svg:height="2.54cm" svg:x="14.335cm" svg:y="19.097cm">
          <text:p text:style-name="P1">Analytics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3.175cm" svg:x="14.335cm" svg:y="23.86cm">
          <text:p text:style-name="P1">Analytics</text:p>
          <text:p text:style-name="P1">(t-sne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45cm" svg:y1="18.145cm" svg:x2="5.445cm" svg:y2="11.795cm">
          <text:p text:style-name="P2">lib_call</text:p>
        </draw:line>
        <draw:line draw:style-name="gr8" draw:text-style-name="P3" draw:layer="layout" svg:x1="7.985cm" svg:y1="20.367cm" svg:x2="14.335cm" svg:y2="20.367cm">
          <text:p text:style-name="P1">lib_call</text:p>
        </draw:line>
        <draw:line draw:style-name="gr9" draw:text-style-name="P3" draw:layer="layout" svg:x1="5.127cm" svg:y1="9.255cm" svg:x2="5.127cm" svg:y2="5.762cm">
          <text:p/>
        </draw:line>
        <draw:frame draw:style-name="gr10" draw:text-style-name="P4" draw:layer="layout" svg:width="2.754cm" svg:height="0.962cm" svg:x="5.231cm" svg:y="7.023cm">
          <draw:text-box>
            <text:p>http_api</text:p>
          </draw:text-box>
        </draw:frame>
        <draw:line draw:style-name="gr11" draw:text-style-name="P3" draw:layer="layout" svg:x1="16.557cm" svg:y1="21.637cm" svg:x2="16.557cm" svg:y2="23.86cm">
          <text:p/>
        </draw:line>
        <draw:frame draw:style-name="gr10" draw:text-style-name="P4" draw:layer="layout" svg:width="2.754cm" svg:height="0.962cm" svg:x="16.661cm" svg:y="22.263cm">
          <draw:text-box>
            <text:p>http_api</text:p>
          </draw:text-box>
        </draw:frame>
        <draw:line draw:style-name="gr12" draw:text-style-name="P3" draw:layer="layout" svg:x1="7.35cm" svg:y1="10.525cm" svg:x2="13.7cm" svg:y2="10.525cm">
          <text:p/>
        </draw:line>
        <draw:frame draw:style-name="gr13" draw:text-style-name="P4" draw:layer="layout" svg:width="2.754cm" svg:height="0.962cm" svg:x="8.937cm" svg:y="9.563cm">
          <draw:text-box>
            <text:p>http_api</text:p>
          </draw:text-box>
        </draw:frame>
        <draw:line draw:style-name="gr14" draw:text-style-name="P3" draw:layer="layout" svg:x1="14.97cm" svg:y1="5.445cm" svg:x2="14.97cm" svg:y2="8.62cm">
          <text:p/>
        </draw:line>
        <draw:frame draw:style-name="gr10" draw:text-style-name="P4" draw:layer="layout" svg:width="2.754cm" svg:height="0.962cm" svg:x="15.073cm" svg:y="6.388cm">
          <draw:text-box>
            <text:p>http_ap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2-22T08:31:31.327578158</meta:creation-date>
    <dc:date>2021-02-22T09:51:28.846146101</dc:date>
    <meta:editing-duration>PT19M4S</meta:editing-duration>
    <meta:editing-cycles>6</meta:editing-cycles>
    <meta:generator>LibreOffice/7.0.4.2$Linux_X86_64 LibreOffice_project/00$Build-2</meta:generator>
    <meta:document-statistic meta:object-count="17"/>
  </office:meta>
</office:document-meta>
</file>